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GrammarPoolImplExtension.XMLGrammarPoolImpl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GrammarPoolWrapper.getGrammar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Factory.isSchemaLanguageSupported( String schemaLangu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GrammarPoolWrapper.lock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GrammarPoolWrapper.setGrammarPool( XMLGrammarPool grammar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SchemaFactory.newSchema( Source [ ] schema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8">
            <text:p text:style-name="Table_20_Contents">8</text:p>
          </table:table-cell>
          <table:table-cell office:value-type="float" office:value="87">
            <text:p text:style-name="Table_20_Contents">87</text:p>
          </table:table-cell>
        </table:table-row>
        <table:table-row>
          <table:table-cell office:value-type="string">
            <text:p text:style-name="Table_20_Contents">XMLGrammarPoolWrapper.retrieveGrammar( XMLGrammarDescription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Factory.getFeature( String nam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XMLSchemaFactory.setFeature( String name , boolean valu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">
            <text:p text:style-name="Table_20_Contents">5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XMLGrammarPoolWrapper.unlock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GrammarPoolWrapp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Factory.setProperty( String name , Object objec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XMLSchemaFactory.propagateFeatures( AbstractXMLSchema schem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SchemaFactory.getResourc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GrammarPoolWrapper.retrieveInitialGrammarSet( String gramma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GrammarPoolWrapper.cacheGrammars( String grammarType , Grammar [ ] gramm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Factory.getProperty(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XMLGrammarPoolImplExtension.XMLGrammarPoolImplExtension( int initial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Factory.setResourceResolver( LSResourceResolver resource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SchemaFactory.newSchema( XMLGrammarPool poo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GrammarPoolImplExtension.getGramma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Factory.XMLSchema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SchemaFactory.get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Factory.setErrorHandler( ErrorHandler error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SchemaFactory.new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